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2ed4a" officeooo:paragraph-rsid="0012ed4a"/>
    </style:style>
    <style:style style:name="P4" style:family="paragraph" style:parent-style-name="Standard">
      <style:paragraph-properties fo:break-before="page"/>
      <style:text-properties officeooo:rsid="0012ed4a" officeooo:paragraph-rsid="0012ed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7</text:p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2907853239" text:style-name="Index_20_Link" text:visited-style-name="Index_20_Link">Généralisation<text:tab/>2</text:a></text:p>
          <text:p text:style-name="P2"><text:a xlink:type="simple" xlink:href="#__RefHeading___Toc107_2907853239" text:style-name="Index_20_Link" text:visited-style-name="Index_20_Link">Couleur<text:tab/>2</text:a></text:p>
          <text:p text:style-name="P1"><text:a xlink:type="simple" xlink:href="#__RefHeading___Toc109_2907853239" text:style-name="Index_20_Link" text:visited-style-name="Index_20_Link">Navigation Drawer<text:tab/>2</text:a></text:p>
          <text:p text:style-name="P2"><text:a xlink:type="simple" xlink:href="#__RefHeading___Toc111_2907853239" text:style-name="Index_20_Link" text:visited-style-name="Index_20_Link">Btoom Navigation<text:tab/>2</text:a></text:p>
          <text:p text:style-name="P1"><text:a xlink:type="simple" xlink:href="#__RefHeading___Toc113_2907853239" text:style-name="Index_20_Link" text:visited-style-name="Index_20_Link">Ecran login<text:tab/>2</text:a></text:p>
          <text:p text:style-name="P1"><text:a xlink:type="simple" xlink:href="#__RefHeading___Toc115_2907853239" text:style-name="Index_20_Link" text:visited-style-name="Index_20_Link">Ecran MapView<text:tab/>2</text:a></text:p>
          <text:p text:style-name="P1"><text:a xlink:type="simple" xlink:href="#__RefHeading___Toc117_2907853239" text:style-name="Index_20_Link" text:visited-style-name="Index_20_Link">Ecran ListView<text:tab/>2</text:a></text:p>
          <text:p text:style-name="P1"><text:a xlink:type="simple" xlink:href="#__RefHeading___Toc119_2907853239" text:style-name="Index_20_Link" text:visited-style-name="Index_20_Link">Ecran Workmates<text:tab/>2</text:a></text:p>
        </text:index-body>
      </text:table-of-content>
      <text:p text:style-name="P3"/>
      <text:p text:style-name="P4"/>
      <text:h text:style-name="Heading_20_2" text:outline-level="2"><text:bookmark-start text:name="__RefHeading___Toc105_2907853239"/>Généralisation<text:bookmark-end text:name="__RefHeading___Toc105_2907853239"/></text:h>
      <text:p text:style-name="P3"/>
      <text:h text:style-name="Heading_20_3" text:outline-level="3"><text:bookmark-start text:name="__RefHeading___Toc107_2907853239"/>Couleur<text:bookmark-end text:name="__RefHeading___Toc107_2907853239"/></text:h>
      <text:p text:style-name="P3"/>
      <text:h text:style-name="Heading_20_2" text:outline-level="2"><text:bookmark-start text:name="__RefHeading___Toc109_2907853239"/>Navigation Drawer<text:bookmark-end text:name="__RefHeading___Toc109_2907853239"/></text:h>
      <text:p text:style-name="P3"/>
      <text:h text:style-name="Heading_20_3" text:outline-level="3"><text:bookmark-start text:name="__RefHeading___Toc111_2907853239"/>Btoom Navigation<text:bookmark-end text:name="__RefHeading___Toc111_2907853239"/></text:h>
      <text:p text:style-name="P3"/>
      <text:p text:style-name="P3"/>
      <text:h text:style-name="Heading_20_2" text:outline-level="2"><text:bookmark-start text:name="__RefHeading___Toc113_2907853239"/>Ecran login<text:bookmark-end text:name="__RefHeading___Toc113_2907853239"/></text:h>
      <text:p text:style-name="P3"/>
      <text:h text:style-name="Heading_20_2" text:outline-level="2"><text:bookmark-start text:name="__RefHeading___Toc115_2907853239"/>Ecran MapView<text:bookmark-end text:name="__RefHeading___Toc115_2907853239"/></text:h>
      <text:p text:style-name="P3"/>
      <text:p text:style-name="P3"/>
      <text:h text:style-name="Heading_20_2" text:outline-level="2"><text:bookmark-start text:name="__RefHeading___Toc117_2907853239"/>Ecran ListView<text:bookmark-end text:name="__RefHeading___Toc117_2907853239"/></text:h>
      <text:p text:style-name="P3"/>
      <text:p text:style-name="P3"/>
      <text:h text:style-name="Heading_20_2" text:outline-level="2"><text:bookmark-start text:name="__RefHeading___Toc119_2907853239"/>Ecran Workmates<text:bookmark-end text:name="__RefHeading___Toc119_290785323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4:30:58.224000000</meta:creation-date>
    <dc:date>2021-06-08T14:33:02.783000000</dc:date>
    <meta:editing-duration>PT2M5S</meta:editing-duration>
    <meta:editing-cycles>1</meta:editing-cycles>
    <meta:document-statistic meta:table-count="0" meta:image-count="0" meta:object-count="0" meta:page-count="2" meta:paragraph-count="18" meta:word-count="41" meta:character-count="256" meta:non-whitespace-character-count="233"/>
    <meta:generator>LibreOffice/7.1.0.3$Windows_X86_64 LibreOffice_project/f6099ecf3d29644b5008cc8f48f42f4a40986e4c</meta:generator>
  </office:meta>
</office:document-meta>
</file>